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64cm"/>
    </style:style>
    <style:style style:name="co3" style:family="table-column">
      <style:table-column-properties fo:break-before="auto" style:column-width="6.459cm"/>
    </style:style>
    <style:style style:name="co4" style:family="table-column">
      <style:table-column-properties fo:break-before="auto" style:column-width="6.779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  <style:map style:condition="cell-content()=&quot;failed&quot;" style:apply-style-name="Bad" style:base-cell-address="Sheet1.D1"/>
    </style:style>
    <style:style style:name="ce4" style:family="table-cell" style:parent-style-name="Default">
      <style:map style:condition="cell-content()=&quot;failed&quot;" style:apply-style-name="Bad" style:base-cell-address="Sheet1.D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JobID</text:p>
          </table:table-cell>
          <table:table-cell table:style-name="ce1" office:value-type="string" calcext:value-type="string">
            <text:p>script name</text:p>
          </table:table-cell>
          <table:table-cell table:style-name="ce3" office:value-type="string" calcext:value-type="string">
            <text:p>Ran?</text:p>
          </table:table-cell>
          <table:table-cell table:style-name="ce1" office:value-type="string" calcext:value-type="string">
            <text:p>why?</text:p>
          </table:table-cell>
          <table:table-cell table:style-name="ce1"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39" calcext:value-type="float">
            <text:p>2005939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t uploaded data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5" calcext:value-type="date">
            <text:p>25/05/22</text:p>
          </table:table-cell>
          <table:table-cell office:value-type="float" office:value="2005945" calcext:value-type="float">
            <text:p>2005945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gam function doesnt like 0</text:p>
          </table:table-cell>
          <table:table-cell office:value-type="string" calcext:value-type="string">
            <text:p>changed sh file to 8 cpus per task from 1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604" calcext:value-type="float">
            <text:p>2009604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using bam and logged values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09728" calcext:value-type="float">
            <text:p>2009728</text:p>
          </table:table-cell>
          <table:table-cell office:value-type="string" calcext:value-type="string">
            <text:p>individual_GAM_forEachCust_HPC_parallel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try to do same as above but in parallel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0900" calcext:value-type="float">
            <text:p>201090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his is a test, no for loop, test output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21" calcext:value-type="float">
            <text:p>2011321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typo fixed</text:p>
          </table:table-cell>
          <table:table-cell office:value-type="string" calcext:value-type="string">
            <text:p>predM erro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6" calcext:value-type="date">
            <text:p>26/05/22</text:p>
          </table:table-cell>
          <table:table-cell office:value-type="float" office:value="2011356" calcext:value-type="float">
            <text:p>2011356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dded in for loop</text:p>
          </table:table-cell>
          <table:table-cell office:value-type="string" calcext:value-type="string">
            <text:p>predM error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17910" calcext:value-type="float">
            <text:p>2017910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m(“predM”) has been removed</text:p>
          </table:table-cell>
          <table:table-cell office:value-type="string" calcext:value-type="string">
            <text:p>ran out of memory, stopped at week 37 in for loop 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18064" calcext:value-type="float">
            <text:p>2018064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<text:s/>upped to 256GB and round predz to 3dp 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27" calcext:value-type="date">
            <text:p>27/05/22</text:p>
          </table:table-cell>
          <table:table-cell office:value-type="float" office:value="2020129" calcext:value-type="float">
            <text:p>2020129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180gb, is .sh 180 file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30" calcext:value-type="date">
            <text:p>30/05/22</text:p>
          </table:table-cell>
          <table:table-cell office:value-type="float" office:value="2035768" calcext:value-type="float">
            <text:p>2035768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180gb sh file. Use round() rather than mutate if </text:p>
          </table:table-cell>
          <table:table-cell office:value-type="string" calcext:value-type="string">
            <text:p>failed at week 39 in iteration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5-30" calcext:value-type="date">
            <text:p>30/05/22</text:p>
          </table:table-cell>
          <table:table-cell office:value-type="float" office:value="2036323" calcext:value-type="float">
            <text:p>2036323</text:p>
          </table:table-cell>
          <table:table-cell office:value-type="string" calcext:value-type="string">
            <text:p>commonGAM_HPC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256gb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31" calcext:value-type="date">
            <text:p>31/05/22</text:p>
          </table:table-cell>
          <table:table-cell office:value-type="float" office:value="2039283" calcext:value-type="float">
            <text:p>2039283</text:p>
          </table:table-cell>
          <table:table-cell office:value-type="string" calcext:value-type="string">
            <text:p>commonGAM_HPC_week40.R</text:p>
          </table:table-cell>
          <table:table-cell office:value-type="string" calcext:value-type="string">
            <text:p>cancelled</text:p>
          </table:table-cell>
          <table:table-cell office:value-type="string" calcext:value-type="string">
            <text:p>190gb, forloop runs only to week 40</text:p>
          </table:table-cell>
          <table:table-cell table:number-columns-repeated="1019"/>
        </table:table-row>
        <table:table-row table:style-name="ro2">
          <table:table-cell table:style-name="ce2" office:value-type="date" office:date-value="2022-05-31" calcext:value-type="date">
            <text:p>31/05/22</text:p>
          </table:table-cell>
          <table:table-cell office:value-type="float" office:value="2039306" calcext:value-type="float">
            <text:p>2039306</text:p>
          </table:table-cell>
          <table:table-cell office:value-type="string" calcext:value-type="string">
            <text:p>commonGAM_HPC_week40.R</text:p>
          </table:table-cell>
          <table:table-cell office:value-type="string" calcext:value-type="string">
            <text:p>ran </text:p>
          </table:table-cell>
          <table:table-cell office:value-type="string" calcext:value-type="string">
            <text:p>changed output file name to something different 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Bad" calcext:value="=&quot;faile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0:54:29.303607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35:52.831444581</meta:creation-date>
    <dc:date>2022-06-06T14:11:42.605476921</dc:date>
    <meta:editing-duration>P10DT21H7M24S</meta:editing-duration>
    <meta:editing-cycles>20</meta:editing-cycles>
    <meta:generator>LibreOffice/6.4.7.2$Linux_X86_64 LibreOffice_project/40$Build-2</meta:generator>
    <meta:document-statistic meta:table-count="1" meta:cell-count="80" meta:object-count="0"/>
  </office:meta>
</office:document-meta>
</file>